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language-asian="es" style:country-asian="ES" style:language-complex="ar" style:country-complex="SA"/>
    </style:style>
    <style:style style:name="P191" style:parent-style-name="Standard" style:family="paragraph">
      <style:text-properties style:font-name="Liberation SerifLiberation Seri" style:language-asian="es" style:country-asian="ES" style:language-complex="ar" style:country-complex="SA"/>
    </style:style>
    <style:style style:name="P192" style:parent-style-name="Standard" style:family="paragraph">
      <style:text-properties style:font-name="Liberation SerifLiberation Seri" style:language-asian="es" style:country-asian="ES" style:language-complex="ar" style:country-complex="SA"/>
    </style:style>
    <style:style style:name="T193"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194" style:parent-style-name="Fuentedepárrafopredeter." style:family="text">
      <style:text-properties style:font-name="Liberation SerifLiberation Seri" style:language-asian="es" style:country-asian="ES" style:language-complex="ar" style:country-complex="SA"/>
    </style:style>
    <style:style style:name="T195"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196" style:parent-style-name="Fuentedepárrafopredeter." style:family="text">
      <style:text-properties style:font-name="Liberation SerifLiberation Seri"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T200" style:parent-style-name="Fuentedepárrafopredeter." style:family="text">
      <style:text-properties style:font-name="Liberation SerifLiberation Seri" style:language-asian="es" style:country-asian="ES" style:language-complex="ar" style:country-complex="SA"/>
    </style:style>
    <style:style style:name="P2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02"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6"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18"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19"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2</text:p>
      <text:p text:style-name="P184">-<text:s/>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text:p>
      <text:p text:style-name="P186"/>
      <text:p text:style-name="P187"/>
      <text:p text:style-name="P188"/>
      <text:p text:style-name="P189"/>
      <text:soft-page-break/>
      <text:p text:style-name="Normal">MIRAR AL CREAR BANDAS ARTIFICIALES QUÉ HACER CUANDO NO HAY DOS BANDAS CONSECUTIVAS DETECTADAS PARA SACAR DE ALGUNA MANERA LA SEPARACIÓN → MIRAR CÓMO ARREGLAR CUANDO “VECTOR_MASCARA” TIENE MENOR TAMAÑO QUE “VECTOR_OCUPACION”<text:s/><text:span text:style-name="T190">(LÍNEA "ALTURA2_MEDIA"")</text:span></text:p>
      <text:p text:style-name="P191"/>
      <text:p text:style-name="P192">INTRODUCIR FASE DE APRENDIZAJE EN EL CÓDIGO.</text:p>
      <text:p text:style-name="Standard"><text:span text:style-name="T193">IDEA 1</text:span><text:span text:style-name="T194">: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195">IDEA 2</text:span><text:span text:style-name="T196">: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197"/>
      <text:p text:style-name="P198">SACAR FOTOS DE TODAS LAS ETAPAS DEL ALGORITMO (HOUGH, EMPAREJAMIENTO, RELLENO, BANDAS ARTIFICIALES, ELIMINACIÓN DE BANDAS…)</text:p>
      <text:p text:style-name="P199"/>
      <text:p text:style-name="Standard"><text:span text:style-name="T200">MIRAR SI PONER UNA CONDICIÓN CUANDO EMPAREJEMOS LAS LÍNEAS PARA EVITAR QUE SE FORMEN PAREJAS EN PRODUCTOS: TIPO QUE TENGA QUE ESTAR A UNA DISTANCIA DETERMINADA RESPECTO A LA ÚLTIMA PAREJA FORMADA PARA PODER FORMAR LA ACTUAL.</text:span></text:p>
      <text:p text:style-name="P201"/>
      <text:p text:style-name="Standard"><text:span text:style-name="T202">PROBAR A HACER HOUGH A PARTES DE LA IMAGEN, POR EJEMPLO HACER CUATRO HOUGHs, CALCULANDO HOUGH SOLO DE UN CUARTO DE LA IMAGEN.<text:s/></text:span></text:p>
      <text:p text:style-name="P203"/>
      <text:p text:style-name="P204">MIRAR LO DE AÑADIR LOS 20 PÍXELES POR ARRIBA Y POR ABAJO, REVISAR QUE SOLO SE HAGA EN LAS PAREJAS DIRECTAMENTE DETECTADAS Y QUE TAMBIÉN SE USE LOS DATOS DE LAS PAREJAS SIN ESE ENSANCHE PARA HACER LOS CÁLCULOS</text:p>
      <text:p text:style-name="P205"/>
      <text:p text:style-name="P206">SE DEBE DE HACER UN ALGORITMO ITERATIVO DE TAL MANERA QUE SI POR EJEMPLO FORMAMOS UNA PAREJA EN LOS PRODUCTOS, EL ALGORITMO RECONOZCA DE ALGUNA MANERA QUE ESA PAREJA ESTÁ MAL PARA DESECHARLA Y BUSCAR OTRA</text:p>
      <text:p text:style-name="P207"/>
      <text:p text:style-name="P208">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09"/>
      <text:p text:style-name="P210">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11"/>
      <text:soft-page-break/>
      <text:p text:style-name="P212">MIRAR CÓMO HACER EL RELLENO DE LÍNEAS SUELTAS HACIA EL LADO CORRECTO</text:p>
      <text:p text:style-name="P213"/>
      <text:p text:style-name="P214">MIRAR SI EN VEZ DE CREAR LAS BANDAS HORIZONTALES SOLO USANDO LAS ALTURAS, USAR MEJOR LAS LÍNEAS DETECTADAS CON SU INCLINACIÓN INCLUÍDA (SI LA TIENEN)</text:p>
      <text:p text:style-name="P215"/>
      <text:p text:style-name="P216">EN VEZ DE HACER UN CÓDIGO TAN LARGO, HACER FUNCIONES E IMPORTARLAS COMO EN AMPLI DE ROBÓTICA</text:p>
      <text:p text:style-name="P217"/>
      <text:p text:style-name="Standard"><text:span text:style-name="T218">pip install opencv-contrib-python</text:span></text:p>
      <text:p text:style-name="Standard"/>
      <text:p text:style-name="Standard"/>
      <text:p text:style-name="Standard"/>
      <text:p text:style-name="P219">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07T11:14:00Z</dc:date>
    <meta:template xlink:href="Normal.dotm" xlink:type="simple"/>
    <meta:editing-cycles>161</meta:editing-cycles>
    <meta:editing-duration>PT403920S</meta:editing-duration>
    <meta:document-statistic meta:page-count="10" meta:paragraph-count="50" meta:word-count="3909" meta:character-count="25362" meta:row-count="179" meta:non-whitespace-character-count="21503"/>
  </office:meta>
</office:document-meta>
</file>